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38">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4"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5309314353964593879"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2242238440148936317"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2238948510901528826"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1167113851919973938"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4310465624910301496"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1126879199809053069" text:style-name="L6">
        <text:list-item>
          <text:list>
            <text:list-header>
              <text:p text:style-name="P209"><text:span text:style-name="T2">warm up:</text:span> 0.2 mile jog and rest 2 minutes</text:p>
              <text:p text:style-name="P209"><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5817782018673462613"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4044197640872504029"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4493947" text:continue-list="list5817782018673462613"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7538089021389590169"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4484337"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4494177"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4491420" text:continue-numbering="true" text:style-name="L9">
        <text:list-item>
          <text:list>
            <text:list-header>
              <text:p text:style-name="P210">Warm down: <text:span text:style-name="T3">0.25 mile jog home</text:span></text:p>
              <text:p text:style-name="P211"/>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4493879" text:continue-numbering="true" text:style-name="L9">
        <text:list-item>
          <text:list>
            <text:list-header>
              <text:p text:style-name="P211">Time for 4.8 miles: 56: 32, Ave Pace: 11:51/mile, Ave HR:118,-&gt;1399 heartbeats/Mile</text:p>
              <text:p text:style-name="P210">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4493489" text:continue-numbering="true" text:style-name="L9">
        <text:list-item>
          <text:list>
            <text:list-header>
              <text:p text:style-name="P211">Today Oct 13:</text:p>
              <text:p text:style-name="P211">Time for 4.8 miles: 59: 34, Ave Pace: 12:24.5/mile, Ave HR:108.5,-&gt;1345 heartbeats/Mile</text:p>
              <text:p text:style-name="P211">On Thur <text:s/>Oct 8, 2020: </text:p>
              <text:p text:style-name="P211">Time for 4.8 miles: 59: 55, Ave Pace: 12:29/mile, Ave HR:112,-&gt;1398 heartbeats/Mile</text:p>
              <text:p text:style-name="P212">On Oct 8 when going up hill, I ran until my HR was up to 120 bpm and then walked until my HR was 110 bpm and then repeated.</text:p>
              <text:p text:style-name="P212">On Oct 13 when going up hill, I ran until my HR was up to 115 bpm and then walked until my HR was 105 bpm and then repeated.</text:p>
              <text:p text:style-name="P213">On Oct 13 my average rate was faster and heartbeats/mile was lower. Therefore this scheme is better. I should repeat these two workouts and also try the following:</text:p>
              <text:p text:style-name="P212">When going up hill, run until my HR is up to 110 bpm and then walk until my HR is 100 bpm and repeat.</text:p>
              <text:p text:style-name="P213"/>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7125856246017473229"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5624274378890849854"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6868125964137482352"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4488720" text:continue-numbering="true" text:style-name="L12">
        <text:list-item>
          <text:list>
            <text:list-header>
              <text:p text:style-name="P215">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453756540159132880" text:style-name="L13">
        <text:list-item>
          <text:list>
            <text:list-header>
              <text:p text:style-name="P204">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7307970057936177313"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6224096642035490421" text:style-name="L15">
        <text:list-item>
          <text:list>
            <text:list-header>
              <text:p text:style-name="P183">1.5 miles averaging about 9:40/mile and rest 1 min</text:p>
            </text:list-header>
          </text:list>
        </text:list-item>
      </text:list>
      <text:p text:style-name="P24">1 mile in 8:26 and rest 2 min</text:p>
      <text:list xml:id="list1335431354180541189"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810375368365096075" text:style-name="L17">
        <text:list-item>
          <text:list>
            <text:list-header>
              <text:p text:style-name="P185">5.25 miles on roads and bike paths in Oosterwold</text:p>
              <text:p text:style-name="P205">Average pace: 11:08/mile</text:p>
              <text:p text:style-name="P205">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4492746" text:continue-numbering="true" text:style-name="L17">
        <text:list-item>
          <text:list>
            <text:list-header>
              <text:p text:style-name="P185">5.25 miles on roads and bike paths in Oosterwold</text:p>
              <text:p text:style-name="P205">Average pace: 9:52/mile</text:p>
              <text:p text:style-name="P205">Warm down: 0.25 miles</text:p>
            </text:list-header>
          </text:list>
        </text:list-item>
      </text:list>
      <text:p text:style-name="P10"/>
      <text:p text:style-name="P24">Tues May 17, 2022 no running</text:p>
      <text:list xml:id="list4795378438064620887"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6832182786720039833"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4013818665249859237"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4482957" text:continue-list="list6832182786720039833" text:style-name="L19">
        <text:list-item>
          <text:list>
            <text:list-header>
              <text:p text:style-name="P187">(Pace*HR)=1240</text:p>
            </text:list-header>
          </text:list>
        </text:list-item>
      </text:list>
      <text:list xml:id="list34478474" text:continue-list="list4795378438064620887" text:style-name="L18">
        <text:list-item>
          <text:list>
            <text:list-header>
              <text:p text:style-name="P186">2 miles at 10:46/mile Ave HR= 121 bpm and rest a few minutes</text:p>
            </text:list-header>
          </text:list>
        </text:list-item>
      </text:list>
      <text:list xml:id="list34494531" text:continue-list="list34482957"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4489662"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1039669533378861222"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4791563200247641894"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5760143888951193652" text:style-name="L23">
        <text:list-item>
          <text:list>
            <text:list-header>
              <text:p text:style-name="P206">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8243992031225137152" text:style-name="L24">
        <text:list-item>
          <text:p text:style-name="P214">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runn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5135297166843627820"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6218559371253598331"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4499553" text:continue-numbering="true" text:style-name="L26">
        <text:list-item>
          <text:list>
            <text:list-header>
              <text:p text:style-name="P191">0.1 mile lead in to a 4 mile run</text:p>
              <text:p text:style-name="P207">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4485483"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559253165121721488"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6646554839680022977"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7228580685538021288"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781878598759985070"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871284848601588515"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4468270816157963205" text:style-name="L32">
        <text:list-item>
          <text:list>
            <text:list-header>
              <text:p text:style-name="P197">0.25 miles in 2:54</text:p>
              <text:p text:style-name="P197">1 mile in 9:21 going faster as I ran and ending at around 8:30 pace</text:p>
            </text:list-header>
          </text:list>
        </text:list-item>
      </text:list>
      <text:list xml:id="list2856506686769746637"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1404317586046291379"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1170104444672455319"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3427687084268286103" text:style-name="L36">
        <text:list-item>
          <text:list>
            <text:list-header>
              <text:p text:style-name="P202">1.5 miles on a treadmill including 2 x 0.5 miles in 5:02 and 5:00</text:p>
              <text:p text:style-name="P202">In the afternoon:</text:p>
              <text:p text:style-name="P202">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4483784371687068010"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10"/>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text:soft-page-break/>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8359231439402250700" text:style-name="L38">
        <text:list-item>
          <text:list>
            <text:list-header>
              <text:p text:style-name="P208">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text:soft-page-break/>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3<text:tab/> <text:s text:c="6"/>125</text:p>
      <text:p text:style-name="P24">Time: 33:39, Ave Pace: 10:29/mile, Total ascent: 220 feet</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text:soft-page-break/></text:p>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3-12T14:23:02.12</dc:date>
    <dc:creator>James Lombardi</dc:creator>
    <meta:editing-duration>P28DT13H47M1S</meta:editing-duration>
    <meta:editing-cycles>2102</meta:editing-cycles>
    <meta:generator>OpenOffice/4.1.2$Win32 OpenOffice.org_project/412m3$Build-9782</meta:generator>
    <meta:document-statistic meta:table-count="0" meta:image-count="9" meta:object-count="0" meta:page-count="208" meta:paragraph-count="6061" meta:word-count="65604" meta:character-count="336078"/>
  </office:meta>
</office:document-meta>
</file>